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text-properties fo:font-size="4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7.2cm" svg:height="19.163cm" svg:x="0.4cm" svg:y="0.837cm" presentation:class="subtitle" presentation:user-transformed="true">
          <draw:text-box>
            <text:p><text:span text:style-name="T1">Primeira Essência</text:span></text:p>
            <text:p><text:span text:style-name="T2">Anderson Fre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3">Estou no meu jardim</text:span></text:p>
            <text:p><text:span text:style-name="T3">Tranquei a porta, abri meu coração</text:span></text:p>
            <text:p><text:span text:style-name="T3">Reguei minhas raízes com</text:span></text:p>
            <text:p><text:span text:style-name="T3">minhas lágrimas</text:span></text:p>
            <text:p><text:span text:style-name="T3">Gotas de ad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Senhor, não quero que os meus olhos percam o brilho</text:span></text:p>
            <text:p><text:span text:style-name="T3">do Primeiro Am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Não quero que em mim se perca</text:span></text:p>
            <text:p><text:span text:style-name="T3">O desejo de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Vem, Senhor, e me</text:span></text:p>
            <text:p><text:span text:style-name="T3">resgata todos os dias</text:span></text:p>
            <text:p><text:span text:style-name="T3">Só pra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9.363cm" svg:x="1.4cm" svg:y="0.837cm" presentation:class="subtitle" presentation:user-transformed="true">
          <draw:text-box>
            <text:p><text:span text:style-name="T4">Quero ser teu bom perfume</text:span></text:p>
            <text:p><text:span text:style-name="T4">Primeira essência</text:span></text:p>
            <text:p><text:span text:style-name="T4">Teu jardim particul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3">Estou no meu jardim</text:span></text:p>
            <text:p><text:span text:style-name="T3">Tranquei a porta, abri meu coração</text:span></text:p>
            <text:p><text:span text:style-name="T3">Reguei minhas raízes com</text:span></text:p>
            <text:p><text:span text:style-name="T3">minhas lágrimas</text:span></text:p>
            <text:p><text:span text:style-name="T3">Gotas de ad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Senhor, não quero que os meus olhos percam o brilho</text:span></text:p>
            <text:p><text:span text:style-name="T3">do Primeiro Am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Não quero que em mim se perca</text:span></text:p>
            <text:p><text:span text:style-name="T3">O desejo de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Vem, Senhor, e me</text:span></text:p>
            <text:p><text:span text:style-name="T3">resgata todos os dias</text:span></text:p>
            <text:p><text:span text:style-name="T3">Só pra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3" draw:text-style-name="P4" draw:layer="layout" svg:width="25.199cm" svg:height="19.363cm" svg:x="1.4cm" svg:y="0.837cm" presentation:class="subtitle" presentation:user-transformed="true">
          <draw:text-box>
            <text:p><text:span text:style-name="T4">Quero ser teu bom perfume</text:span></text:p>
            <text:p><text:span text:style-name="T4">Primeira essência</text:span></text:p>
            <text:p><text:span text:style-name="T4">Teu jardim particul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3" draw:text-style-name="P4" draw:layer="layout" svg:width="25.199cm" svg:height="19.363cm" svg:x="1.4cm" svg:y="0.837cm" presentation:class="subtitle" presentation:user-transformed="true">
          <draw:text-box>
            <text:p><text:span text:style-name="T4">Te adoro</text:span></text:p>
            <text:p><text:span text:style-name="T4">Te ado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Vem sobre mim, Senhor</text:span></text:p>
            <text:p><text:span text:style-name="T4">Vem sobre mim, Senhor</text:span></text:p>
            <text:p><text:span text:style-name="T4">Vem sobre mim,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3" draw:text-style-name="P4" draw:layer="layout" svg:width="25.199cm" svg:height="19.363cm" svg:x="1.4cm" svg:y="0.837cm" presentation:class="subtitle" presentation:user-transformed="true">
          <draw:text-box>
            <text:p><text:span text:style-name="T4">Te adoro</text:span></text:p>
            <text:p><text:span text:style-name="T4">Te ado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1" draw:text-style-name="P4" draw:layer="layout" svg:width="25.199cm" svg:height="19.163cm" svg:x="1.4cm" svg:y="0.837cm" presentation:class="subtitle" presentation:user-transformed="true">
          <draw:text-box>
            <text:p><text:span text:style-name="T4">Vem sobre mim, Senhor</text:span></text:p>
            <text:p><text:span text:style-name="T4">Vem sobre mim, Senhor</text:span></text:p>
            <text:p><text:span text:style-name="T4">Vem sobre mim,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Vem, Senhor, e me</text:span></text:p>
            <text:p><text:span text:style-name="T3">resgata todos os dias</text:span></text:p>
            <text:p><text:span text:style-name="T3">Só pra te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draw:frame presentation:style-name="pr3" draw:text-style-name="P4" draw:layer="layout" svg:width="25.199cm" svg:height="19.363cm" svg:x="1.4cm" svg:y="0.837cm" presentation:class="subtitle" presentation:user-transformed="true">
          <draw:text-box>
            <text:p><text:span text:style-name="T4">Quero ser teu bom perfume</text:span></text:p>
            <text:p><text:span text:style-name="T4">Primeira essência</text:span></text:p>
            <text:p><text:span text:style-name="T4">Teu jardim particul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0:18:27.140944836</meta:creation-date>
    <dc:date>2017-02-12T13:44:35.509382928</dc:date>
    <meta:editing-duration>PT40M57S</meta:editing-duration>
    <meta:editing-cycles>12</meta:editing-cycles>
    <meta:generator>LibreOffice/5.2.5.1$Linux_X86_64 LibreOffice_project/20m0$Build-1</meta:generator>
    <meta:document-statistic meta:object-count="72"/>
  </office:meta>
</office:document-meta>
</file>